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866in"/>
    </style:style>
    <style:style style:name="co6" style:family="table-column">
      <style:table-column-properties fo:break-before="auto" style:column-width="3.175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top"/>
      <style:paragraph-properties fo:text-align="center" fo:margin-left="0in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008in solid #000000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08in solid #000000" style:vertical-align="top"/>
    </style:style>
  </office:automatic-styles>
  <office:body>
    <office:spreadsheet>
      <table:table table:name="TX_BORROW_HD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 table:number-columns-spanned="2" table:number-rows-spanned="1">
            <text:p>Table Name:</text:p>
          </table:table-cell>
          <table:covered-table-cell table:style-name="ce1"/>
          <table:table-cell office:value-type="string">
            <text:p>TX_BORROW_HD</text:p>
          </table:table-cell>
          <table:table-cell table:number-columns-repeated="1021"/>
        </table:table-row>
        <table:table-row table:style-name="ro1">
          <table:table-cell table:style-name="ce1" office:value-type="string" table:number-columns-spanned="2" table:number-rows-spanned="1">
            <text:p>Description:</text:p>
          </table:table-cell>
          <table:covered-table-cell table:style-name="ce1"/>
          <table:table-cell office:value-type="string">
            <text:p>This table contains the general information of a borrowing transaction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S/No</text:p>
          </table:table-cell>
          <table:table-cell table:style-name="ce6" office:value-type="string">
            <text:p>Column Name</text:p>
          </table:table-cell>
          <table:table-cell table:style-name="ce6" office:value-type="string">
            <text:p>Data type</text:p>
          </table:table-cell>
          <table:table-cell table:style-name="ce3" office:value-type="string">
            <text:p>Mandatory</text:p>
          </table:table-cell>
          <table:table-cell table:style-name="ce3" office:value-type="string">
            <text:p>Primary Key</text:p>
          </table:table-cell>
          <table:table-cell table:style-name="ce3" office:value-type="string">
            <text:p>Default value</text:p>
          </table:table-cell>
          <table:table-cell table:style-name="ce6" office:value-type="string">
            <text:p>Remarks</text:p>
          </table:table-cell>
          <table:table-cell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office:value-type="string">
            <text:p>SEQNO</text:p>
          </table:table-cell>
          <table:table-cell table:style-name="ce7" office:value-type="string">
            <text:p>LONG</text:p>
          </table:table-cell>
          <table:table-cell table:number-columns-repeated="2" table:style-name="ce4" office:value-type="string">
            <text:p>Y</text:p>
          </table:table-cell>
          <table:table-cell table:style-name="ce4"/>
          <table:table-cell table:style-name="ce7" office:value-type="string">
            <text:p>Sequence Number.</text:p>
          </table:table-cell>
          <table:table-cell table:number-columns-repeated="101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BORROWER_ID</text:p>
          </table:table-cell>
          <table:table-cell table:style-name="ce7" office:value-type="string">
            <text:p>VARCHAR (30)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Borrower ID.</text:p>
          </table:table-cell>
          <table:table-cell table:number-columns-repeated="101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7" office:value-type="string">
            <text:p>BORROW_TIMESTAMP</text:p>
          </table:table-cell>
          <table:table-cell table:style-name="ce7" office:value-type="string">
            <text:p>TIMESTAMP</text:p>
          </table:table-cell>
          <table:table-cell table:number-columns-repeated="2" table:style-name="ce4" office:value-type="string">
            <text:p>N</text:p>
          </table:table-cell>
          <table:table-cell table:style-name="ce4"/>
          <table:table-cell table:style-name="ce7" office:value-type="string">
            <text:p>Borrowing date.</text:p>
          </table:table-cell>
          <table:table-cell table:number-columns-repeated="101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office:value-type="string">
            <text:p>OFFICER_ID</text:p>
          </table:table-cell>
          <table:table-cell table:style-name="ce7" office:value-type="string">
            <text:p>VARCHAR (12)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Officer ID.</text:p>
          </table:table-cell>
          <table:table-cell table:number-columns-repeated="1017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TIMESTAMP</text:p>
          </table:table-cell>
          <table:table-cell table:style-name="ce4" table:number-columns-repeated="3"/>
          <table:table-cell table:style-name="ce7" office:value-type="string">
            <text:p>Transaction Status:</text:p>
            <text:p>- TMP: Temporary. Not yet borrowed.</text:p>
            <text:p>- PEN: Borrowed. Not yet returned.</text:p>
            <text:p>- COM: All books are returned.</text:p>
          </table:table-cell>
          <table:table-cell table:number-columns-repeated="101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7" office:value-type="string">
            <text:p>STATUS_TIMESTAMP</text:p>
          </table:table-cell>
          <table:table-cell table:style-name="ce7" office:value-type="string">
            <text:p>TIMESTAMP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timestamp for status update.</text:p>
          </table:table-cell>
          <table:table-cell table:number-columns-repeated="101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7" office:value-type="string">
            <text:p>CREATE_USERCODE</text:p>
          </table:table-cell>
          <table:table-cell table:style-name="ce7" office:value-type="string">
            <text:p>VARCHAR (15)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officer initiating the transaction.</text:p>
          </table:table-cell>
          <table:table-cell table:number-columns-repeated="101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7" office:value-type="string">
            <text:p>CREATE_TIMESTAMP</text:p>
          </table:table-cell>
          <table:table-cell table:style-name="ce7" office:value-type="string">
            <text:p>TIMESTAMP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timestamp for the transaction initialization.</text:p>
          </table:table-cell>
          <table:table-cell table:number-columns-repeated="101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7" office:value-type="string">
            <text:p>AUDIT_USERCODE</text:p>
          </table:table-cell>
          <table:table-cell table:style-name="ce7" office:value-type="string">
            <text:p>VARCHAR (15)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officer auditing the record.</text:p>
          </table:table-cell>
          <table:table-cell table:number-columns-repeated="1017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7" office:value-type="string">
            <text:p>AUDIT_TIMESTAMP</text:p>
          </table:table-cell>
          <table:table-cell table:style-name="ce7" office:value-type="string">
            <text:p>TIMESTAMP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timestamp for the record auditing.</text:p>
          </table:table-cell>
          <table:table-cell table:number-columns-repeated="1017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7" office:value-type="string">
            <text:p>AUDIT_REASON</text:p>
          </table:table-cell>
          <table:table-cell table:style-name="ce7" office:value-type="string">
            <text:p>VARCHAR (30)</text:p>
          </table:table-cell>
          <table:table-cell table:number-columns-repeated="2" table:style-name="ce4" office:value-type="string">
            <text:p>N</text:p>
          </table:table-cell>
          <table:table-cell table:style-name="ce4"/>
          <table:table-cell table:style-name="ce7" office:value-type="string">
            <text:p>The reason for auditing. If it is due to bug report,</text:p>
            <text:p>Put the bug tracking number.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X_BORROW_DT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 table:number-columns-spanned="2" table:number-rows-spanned="1">
            <text:p>Table Name:</text:p>
          </table:table-cell>
          <table:covered-table-cell table:style-name="ce1"/>
          <table:table-cell office:value-type="string">
            <text:p>TX_BORROW_DT</text:p>
          </table:table-cell>
          <table:table-cell table:number-columns-repeated="1021"/>
        </table:table-row>
        <table:table-row table:style-name="ro1">
          <table:table-cell table:style-name="ce1" office:value-type="string" table:number-columns-spanned="2" table:number-rows-spanned="1">
            <text:p>Description:</text:p>
          </table:table-cell>
          <table:covered-table-cell table:style-name="ce1"/>
          <table:table-cell office:value-type="string">
            <text:p>This table contains the detailed information of a borrowing transaction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S/No</text:p>
          </table:table-cell>
          <table:table-cell table:style-name="ce6" office:value-type="string">
            <text:p>Column Name</text:p>
          </table:table-cell>
          <table:table-cell table:style-name="ce6" office:value-type="string">
            <text:p>Data type</text:p>
          </table:table-cell>
          <table:table-cell table:style-name="ce3" office:value-type="string">
            <text:p>Mandatory</text:p>
          </table:table-cell>
          <table:table-cell table:style-name="ce3" office:value-type="string">
            <text:p>Primary Key</text:p>
          </table:table-cell>
          <table:table-cell table:style-name="ce3" office:value-type="string">
            <text:p>Default value</text:p>
          </table:table-cell>
          <table:table-cell table:style-name="ce6" office:value-type="string">
            <text:p>Remarks</text:p>
          </table:table-cell>
          <table:table-cell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office:value-type="string">
            <text:p>SEQNO</text:p>
          </table:table-cell>
          <table:table-cell table:style-name="ce7" office:value-type="string">
            <text:p>LONG</text:p>
          </table:table-cell>
          <table:table-cell table:number-columns-repeated="2" table:style-name="ce4" office:value-type="string">
            <text:p>Y</text:p>
          </table:table-cell>
          <table:table-cell table:style-name="ce4"/>
          <table:table-cell table:style-name="ce7" office:value-type="string">
            <text:p>Sequence Number.</text:p>
          </table:table-cell>
          <table:table-cell table:number-columns-repeated="101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BORROWER_ID</text:p>
          </table:table-cell>
          <table:table-cell table:style-name="ce7" office:value-type="string">
            <text:p>VARCHAR (30)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Borrower ID.</text:p>
          </table:table-cell>
          <table:table-cell table:number-columns-repeated="101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7" office:value-type="string">
            <text:p>BORROW_TIMESTAMP</text:p>
          </table:table-cell>
          <table:table-cell table:style-name="ce7" office:value-type="string">
            <text:p>TIMESTAMP</text:p>
          </table:table-cell>
          <table:table-cell table:number-columns-repeated="2" table:style-name="ce4" office:value-type="string">
            <text:p>N</text:p>
          </table:table-cell>
          <table:table-cell table:style-name="ce4"/>
          <table:table-cell table:style-name="ce7" office:value-type="string">
            <text:p>Borrowing date.</text:p>
          </table:table-cell>
          <table:table-cell table:number-columns-repeated="101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office:value-type="string">
            <text:p>OFFICER_ID</text:p>
          </table:table-cell>
          <table:table-cell table:style-name="ce7" office:value-type="string">
            <text:p>VARCHAR (12)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Officer ID.</text:p>
          </table:table-cell>
          <table:table-cell table:number-columns-repeated="1017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TIMESTAMP</text:p>
          </table:table-cell>
          <table:table-cell table:style-name="ce4" table:number-columns-repeated="3"/>
          <table:table-cell table:style-name="ce7" office:value-type="string">
            <text:p>Transaction Status:</text:p>
            <text:p>- TMP: Temporary. Not yet borrowed.</text:p>
            <text:p>- PEN: Borrowed. Not yet returned.</text:p>
            <text:p>- COM: Returned.</text:p>
          </table:table-cell>
          <table:table-cell table:number-columns-repeated="101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7" office:value-type="string">
            <text:p>STATUS_TIMESTAMP</text:p>
          </table:table-cell>
          <table:table-cell table:style-name="ce7" office:value-type="string">
            <text:p>TIMESTAMP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timestamp for status update.</text:p>
          </table:table-cell>
          <table:table-cell table:number-columns-repeated="101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7" office:value-type="string">
            <text:p>CREATE_USERCODE</text:p>
          </table:table-cell>
          <table:table-cell table:style-name="ce7" office:value-type="string">
            <text:p>VARCHAR (15)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officer initiating the transaction.</text:p>
          </table:table-cell>
          <table:table-cell table:number-columns-repeated="101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7" office:value-type="string">
            <text:p>CREATE_TIMESTAMP</text:p>
          </table:table-cell>
          <table:table-cell table:style-name="ce7" office:value-type="string">
            <text:p>TIMESTAMP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timestamp for the transaction initialization.</text:p>
          </table:table-cell>
          <table:table-cell table:number-columns-repeated="101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7" office:value-type="string">
            <text:p>AUDIT_USERCODE</text:p>
          </table:table-cell>
          <table:table-cell table:style-name="ce7" office:value-type="string">
            <text:p>VARCHAR (15)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officer auditing the record.</text:p>
          </table:table-cell>
          <table:table-cell table:number-columns-repeated="1017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7" office:value-type="string">
            <text:p>AUDIT_TIMESTAMP</text:p>
          </table:table-cell>
          <table:table-cell table:style-name="ce7" office:value-type="string">
            <text:p>TIMESTAMP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7" office:value-type="string">
            <text:p>The timestamp for the record auditing.</text:p>
          </table:table-cell>
          <table:table-cell table:number-columns-repeated="1017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7" office:value-type="string">
            <text:p>AUDIT_REASON</text:p>
          </table:table-cell>
          <table:table-cell table:style-name="ce7" office:value-type="string">
            <text:p>VARCHAR (30)</text:p>
          </table:table-cell>
          <table:table-cell table:number-columns-repeated="2" table:style-name="ce4" office:value-type="string">
            <text:p>N</text:p>
          </table:table-cell>
          <table:table-cell table:style-name="ce4"/>
          <table:table-cell table:style-name="ce7" office:value-type="string">
            <text:p>The reason for auditing. If it is due to bug report,</text:p>
            <text:p>Put the bug tracking number.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10/26/2013</text:date>, <text:time>10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Vargassi</meta:initial-creator>
    <meta:creation-date>2013-10-25T15:09:23.86</meta:creation-date>
    <dc:date>2013-10-26T10:41:30.09</dc:date>
    <dc:creator>Angelo Vargassi</dc:creator>
    <meta:editing-duration>PT19H32M3S</meta:editing-duration>
    <meta:editing-cycles>7</meta:editing-cycles>
    <meta:generator>OpenOffice/4.0.0$Win32 OpenOffice.org_project/400m3$Build-9702</meta:generator>
    <meta:document-statistic meta:table-count="2" meta:cell-count="150" meta:object-count="0"/>
  </office:meta>
</office:document-meta>
</file>